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8000000882B5198D56E543C57.png" manifest:media-type="image/png"/>
  <manifest:file-entry manifest:full-path="Pictures/10000201000000900000009068E614A7CBDF16DB.png" manifest:media-type="image/png"/>
  <manifest:file-entry manifest:full-path="Pictures/100000000000000800000008A7194A11F7010E37.png" manifest:media-type="image/png"/>
  <manifest:file-entry manifest:full-path="Pictures/10000201000000C9000000C78DC124BDBCF4C4F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/>
    <style:font-face style:name="Liberation Sans1" svg:font-family="'Liberation Sans'" style:font-family-generic="swiss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1" svg:font-family="'PingFang SC'" style:font-family-generic="roman" style:font-pitch="variable"/>
    <style:font-face style:name="Arial Unicode MS2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PingFang SC2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1.418cm" fo:min-width="2.1cm"/>
    </style:style>
    <style:style style:name="gr3" style:family="graphic" style:parent-style-name="standard">
      <style:graphic-properties draw:stroke="none" draw:fill="solid" draw:fill-color="#5eb91e" draw:textarea-vertical-align="middle"/>
    </style:style>
    <style:style style:name="gr4" style:family="graphic" style:parent-style-name="standard">
      <style:graphic-properties draw:stroke="none" draw:fill="solid" draw:fill-color="#50938a" draw:textarea-vertical-align="middle"/>
    </style:style>
    <style:style style:name="gr5" style:family="graphic" style:parent-style-name="standard">
      <style:graphic-properties draw:fill="solid" draw:fill-color="#e6e905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objectwithoutfill">
      <style:graphic-properties draw:marker-end="Arrow" draw:marker-end-width="0.2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10" style:family="graphic" style:parent-style-name="standard">
      <style:graphic-properties svg:stroke-width="0.1cm" svg:stroke-color="#ffbf00" draw:marker-start-width="0.35cm" draw:marker-end-width="0.35cm" draw:fill="bitmap" draw:fill-image-name="Bitmap_20_4" style:repeat="repeat" draw:textarea-horizontal-align="justify" draw:textarea-vertical-align="middle" draw:auto-grow-height="false" fo:min-height="0.718cm" fo:min-width="0.902cm" fo:padding-top="0.175cm" fo:padding-bottom="0.175cm" fo:padding-left="0.3cm" fo:padding-right="0.3cm"/>
    </style:style>
    <style:style style:name="gr11" style:family="graphic" style:parent-style-name="standard">
      <style:graphic-properties draw:textarea-horizontal-align="justify" draw:textarea-vertical-align="middle" draw:auto-grow-height="false" fo:min-height="1.45cm" fo:min-width="0cm"/>
    </style:style>
    <style:style style:name="gr12" style:family="graphic" style:parent-style-name="objectwithoutfill">
      <style:graphic-properties draw:marker-end="Arrow" draw:marker-end-width="0.1cm" draw:fill="none" draw:textarea-vertical-align="middle"/>
    </style:style>
    <style:style style:name="gr13" style:family="graphic" style:parent-style-name="objectwithoutfill">
      <style:graphic-properties draw:marker-start="Circle_20_unfilled" draw:marker-start-width="0.3cm" draw:marker-end="Arrow" draw:marker-end-width="0.2cm" draw:fill="none" draw:textarea-vertical-align="middl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1.418cm" fo:min-width="2.1cm"/>
    </style:style>
    <style:style style:name="gr15" style:family="graphic" style:parent-style-name="standard">
      <style:graphic-properties draw:stroke="none" draw:fill="solid" draw:fill-color="#000000" draw:textarea-vertical-align="middle"/>
    </style:style>
    <style:style style:name="gr16" style:family="graphic" style:parent-style-name="standard">
      <style:graphic-properties draw:fill="solid" draw:fill-color="#dee6ef" draw:textarea-horizontal-align="justify" draw:textarea-vertical-align="middle" draw:auto-grow-height="false" fo:min-height="1.418cm" fo:min-width="2.1cm"/>
    </style:style>
    <style:style style:name="gr17" style:family="graphic" style:parent-style-name="standard">
      <style:graphic-properties draw:stroke="none" draw:fill="solid" draw:fill-color="#d4ea6b" draw:textarea-vertical-align="middle"/>
    </style:style>
    <style:style style:name="gr18" style:family="graphic" style:parent-style-name="standard">
      <style:graphic-properties draw:stroke="none" draw:fill="solid" draw:fill-color="#b3cac7" draw:textarea-vertical-align="middle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5eb91e"/>
      <style:paragraph-properties fo:text-align="center"/>
    </style:style>
    <style:style style:name="P4" style:family="paragraph">
      <loext:graphic-properties draw:fill="solid" draw:fill-color="#50938a"/>
      <style:paragraph-properties fo:text-align="center"/>
    </style:style>
    <style:style style:name="P5" style:family="paragraph">
      <loext:graphic-properties draw:fill="solid" draw:fill-color="#e6e905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bitmap" draw:fill-image-name="Bitmap_20_4" style:repeat="repeat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00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solid" draw:fill-color="#dee6ef"/>
      <style:paragraph-properties fo:text-align="center"/>
    </style:style>
    <style:style style:name="P13" style:family="paragraph">
      <loext:graphic-properties draw:fill="solid" draw:fill-color="#d4ea6b"/>
      <style:paragraph-properties fo:text-align="center"/>
    </style:style>
    <style:style style:name="P14" style:family="paragraph">
      <loext:graphic-properties draw:fill="solid" draw:fill-color="#b3cac7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T1" style:family="text">
      <style:text-properties style:font-name="Liberation Sans1" fo:font-size="18pt" fo:font-weight="normal" style:font-name-asian="Liberation Sans1" style:font-size-asian="18pt" style:font-weight-asian="normal" style:font-name-complex="Liberation Sans1" style:font-size-complex="18pt" style:font-weight-complex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26cm" svg:height="2.4cm" svg:x="3.574cm" svg:y="4.2cm">
          <draw:image xlink:href="../../../../../Applications/LibreOffice.app/Contents/Resources/gallery/txtshapes/Square06-Striped-Blue.svg" xlink:type="simple" xlink:show="embed" xlink:actuate="onLoad" loext:mime-type="image/svg+xml">
            <text:p/>
          </draw:image>
          <draw:image xlink:href="Pictures/10000201000000C9000000C78DC124BDBCF4C4FD.png" xlink:type="simple" xlink:show="embed" xlink:actuate="onLoad" loext:mime-type="image/png"/>
        </draw:frame>
        <draw:frame draw:style-name="gr1" draw:text-style-name="P1" draw:layer="layout" svg:width="1.5cm" svg:height="1.5cm" svg:x="3.974cm" svg:y="4.6cm">
          <draw:image xlink:href="../../../../../Applications/LibreOffice.app/Contents/Resources/gallery/symbols/Icon-Gear02-Blue.svg" xlink:type="simple" xlink:show="embed" xlink:actuate="onLoad" loext:mime-type="image/svg+xml">
            <text:p/>
          </draw:image>
          <draw:image xlink:href="Pictures/10000201000000900000009068E614A7CBDF16DB.png" xlink:type="simple" xlink:show="embed" xlink:actuate="onLoad" loext:mime-type="image/png"/>
        </draw:frame>
        <draw:custom-shape draw:style-name="gr2" draw:text-style-name="P2" draw:layer="layout" svg:width="2.6cm" svg:height="1.668cm" svg:x="2.4cm" svg:y="1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" draw:text-style-name="P3" draw:layer="layout" svg:width="1.365cm" svg:height="1.16cm" svg:x="2.4cm" svg:y="2.27cm" svg:viewBox="0 0 1366 1161" svg:d="M0 1161c529-2612 1366 0 1366 0z">
          <text:p/>
        </draw:path>
        <draw:path draw:style-name="gr4" draw:text-style-name="P4" draw:layer="layout" svg:width="1.365cm" svg:height="0.915cm" svg:x="3.414cm" svg:y="2.522cm" svg:viewBox="0 0 1366 916" svg:d="M0 916c529-2061 1366 0 1366 0z">
          <text:p/>
        </draw:path>
        <draw:custom-shape draw:style-name="gr5" draw:text-style-name="P5" draw:layer="layout" svg:width="0.286cm" svg:height="0.307cm" svg:x="4.502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cm" svg:y1="10.6cm" svg:x2="3.8cm" svg:y2="10.6cm">
          <text:p/>
        </draw:line>
        <draw:frame draw:style-name="gr7" draw:text-style-name="P6" draw:layer="layout" svg:width="1.2cm" svg:height="0.962cm" svg:x="5.7cm" svg:y="4.338cm">
          <draw:text-box>
            <text:p><text:span text:style-name="T1">P</text:span></text:p>
          </draw:text-box>
        </draw:frame>
        <draw:line draw:style-name="gr8" draw:text-style-name="P1" draw:layer="layout" svg:x1="6.1cm" svg:y1="8cm" svg:x2="8.5cm" svg:y2="8cm">
          <text:p/>
        </draw:line>
        <draw:frame draw:style-name="gr9" draw:text-style-name="P7" draw:layer="layout" svg:width="0.68cm" svg:height="0.962cm" svg:x="5.02cm" svg:y="1.5cm">
          <draw:text-box>
            <text:p>I</text:p>
          </draw:text-box>
        </draw:frame>
        <draw:custom-shape draw:style-name="gr10" draw:text-style-name="P8" draw:layer="layout" svg:width="3.002cm" svg:height="3.203cm" draw:transform="rotate (-1.57184352434609) translate (15.005cm 12.1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9" draw:layer="layout" svg:width="0.4cm" svg:height="1.7cm" svg:x="12.3cm" svg:y="12.699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5cm" svg:y1="8.5cm" svg:x2="9.6cm" svg:y2="8.5cm">
          <text:p/>
        </draw:line>
        <draw:line draw:style-name="gr6" draw:text-style-name="P1" draw:layer="layout" svg:x1="6.1cm" svg:y1="12.9cm" svg:x2="12.3cm" svg:y2="12.9cm">
          <text:p/>
        </draw:line>
        <draw:line draw:style-name="gr12" draw:text-style-name="P1" draw:layer="layout" svg:x1="13.9cm" svg:y1="13.599cm" svg:x2="12.7cm" svg:y2="13.999cm">
          <text:p/>
        </draw:line>
        <draw:line draw:style-name="gr13" draw:text-style-name="P1" draw:layer="layout" svg:x1="13.9cm" svg:y1="13.599cm" svg:x2="15.8cm" svg:y2="13.6cm">
          <text:p/>
        </draw:line>
        <draw:line draw:style-name="gr8" draw:text-style-name="P1" draw:layer="layout" svg:x1="13.3cm" svg:y1="8.3cm" svg:x2="13.3cm" svg:y2="12.7cm">
          <text:p/>
        </draw:line>
        <draw:custom-shape draw:style-name="gr14" draw:text-style-name="P10" draw:layer="layout" svg:width="2.6cm" svg:height="1.668cm" svg:x="8.5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1" draw:layer="layout" svg:width="1.365cm" svg:height="1.16cm" svg:x="8.5cm" svg:y="7.732cm" svg:viewBox="0 0 1366 1161" svg:d="M0 1161c529-2612 1366 0 1366 0z">
          <text:p/>
        </draw:path>
        <draw:path draw:style-name="gr15" draw:text-style-name="P11" draw:layer="layout" svg:width="1.365cm" svg:height="0.915cm" svg:x="9.514cm" svg:y="7.984cm" svg:viewBox="0 0 1366 916" svg:d="M0 916c529-2061 1366 0 1366 0z">
          <text:p/>
        </draw:path>
        <draw:path draw:style-name="gr6" draw:text-style-name="P1" draw:layer="layout" svg:width="1.099cm" svg:height="0.277cm" draw:transform="rotate (1.5707963267949) translate (13.1003470661673cm 14.1cm)" svg:viewBox="0 0 1100 278" svg:d="M0 278c600-625 1100 0 1100 0">
          <text:p/>
        </draw:path>
        <draw:custom-shape draw:style-name="gr16" draw:text-style-name="P12" draw:layer="layout" svg:width="2.6cm" svg:height="1.668cm" svg:x="3.5cm" svg:y="12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7" draw:text-style-name="P13" draw:layer="layout" svg:width="1.365cm" svg:height="1.16cm" svg:x="3.5cm" svg:y="12.732cm" svg:viewBox="0 0 1366 1161" svg:d="M0 1161c529-2612 1366 0 1366 0z">
          <text:p/>
        </draw:path>
        <draw:path draw:style-name="gr18" draw:text-style-name="P14" draw:layer="layout" svg:width="1.365cm" svg:height="0.915cm" svg:x="4.514cm" svg:y="12.984cm" svg:viewBox="0 0 1366 916" svg:d="M0 916c529-2061 1366 0 1366 0z">
          <text:p/>
        </draw:path>
        <draw:custom-shape draw:style-name="gr19" draw:text-style-name="P15" draw:layer="layout" svg:width="0.286cm" svg:height="0.307cm" svg:x="5.602cm" svg:y="12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3cm" svg:y1="10.6cm" svg:x2="3cm" svg:y2="3.4cm">
          <text:p/>
        </draw:line>
        <draw:custom-shape draw:style-name="gr16" draw:text-style-name="P12" draw:layer="layout" svg:width="2.6cm" svg:height="1.668cm" svg:x="15.8cm" svg:y="12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" draw:text-style-name="P3" draw:layer="layout" svg:width="1.365cm" svg:height="1.16cm" svg:x="15.8cm" svg:y="13.233cm" svg:viewBox="0 0 1366 1161" svg:d="M0 1161c529-2612 1366 0 1366 0z">
          <text:p/>
        </draw:path>
        <draw:path draw:style-name="gr4" draw:text-style-name="P4" draw:layer="layout" svg:width="1.365cm" svg:height="0.915cm" svg:x="16.814cm" svg:y="13.485cm" svg:viewBox="0 0 1366 916" svg:d="M0 916c529-2061 1366 0 1366 0z">
          <text:p/>
        </draw:path>
        <draw:custom-shape draw:style-name="gr5" draw:text-style-name="P5" draw:layer="layout" svg:width="0.286cm" svg:height="0.307cm" svg:x="17.902cm" svg:y="12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286cm" svg:height="0.307cm" svg:x="10.603cm" svg:y="7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7" draw:layer="layout" svg:width="1.526cm" svg:height="0.962cm" svg:x="6cm" svg:y="6.8cm">
          <draw:text-box>
            <text:p>P(I)</text:p>
          </draw:text-box>
        </draw:frame>
        <draw:frame draw:style-name="gr23" draw:text-style-name="P7" draw:layer="layout" svg:width="3.126cm" svg:height="2.384cm" svg:x="9.3cm" svg:y="6.316cm">
          <draw:text-box>
            <text:p>M</text:p>
          </draw:text-box>
        </draw:frame>
        <draw:frame draw:style-name="gr22" draw:text-style-name="P7" draw:layer="layout" svg:width="1.526cm" svg:height="0.962cm" svg:x="16.574cm" svg:y="14.5cm">
          <draw:text-box>
            <text:p>O</text:p>
          </draw:text-box>
        </draw:frame>
        <draw:frame draw:style-name="gr22" draw:text-style-name="P7" draw:layer="layout" svg:width="1.526cm" svg:height="0.962cm" svg:x="12.874cm" svg:y="14.5cm">
          <draw:text-box>
            <text:p>W</text:p>
          </draw:text-box>
        </draw:frame>
        <draw:line draw:style-name="gr8" draw:text-style-name="P1" draw:layer="layout" svg:x1="4.7cm" svg:y1="3.5cm" svg:x2="4.7cm" svg:y2="4.4cm">
          <text:p/>
        </draw:line>
        <draw:line draw:style-name="gr8" draw:text-style-name="P1" draw:layer="layout" svg:x1="4.7cm" svg:y1="6.2cm" svg:x2="4.7cm" svg:y2="7.1cm">
          <text:p/>
        </draw:line>
        <draw:frame draw:style-name="gr1" draw:text-style-name="P1" draw:layer="layout" svg:width="2.426cm" svg:height="2.4cm" svg:x="3.574cm" svg:y="9.4cm">
          <draw:image xlink:href="../../../../../Applications/LibreOffice.app/Contents/Resources/gallery/txtshapes/Square06-Striped-Blue.svg" xlink:type="simple" xlink:show="embed" xlink:actuate="onLoad" loext:mime-type="image/svg+xml">
            <text:p/>
          </draw:image>
          <draw:image xlink:href="Pictures/10000201000000C9000000C78DC124BDBCF4C4FD.png" xlink:type="simple" xlink:show="embed" xlink:actuate="onLoad" loext:mime-type="image/png"/>
        </draw:frame>
        <draw:frame draw:style-name="gr1" draw:text-style-name="P1" draw:layer="layout" svg:width="1.5cm" svg:height="1.5cm" svg:x="3.974cm" svg:y="9.8cm">
          <draw:image xlink:href="../../../../../Applications/LibreOffice.app/Contents/Resources/gallery/symbols/Icon-Gear02-Blue.svg" xlink:type="simple" xlink:show="embed" xlink:actuate="onLoad" loext:mime-type="image/svg+xml">
            <text:p/>
          </draw:image>
          <draw:image xlink:href="Pictures/10000201000000900000009068E614A7CBDF16DB.png" xlink:type="simple" xlink:show="embed" xlink:actuate="onLoad" loext:mime-type="image/png"/>
        </draw:frame>
        <draw:frame draw:style-name="gr24" draw:text-style-name="P6" draw:layer="layout" svg:width="3.1cm" svg:height="1cm" svg:x="6cm" svg:y="11.9cm">
          <draw:text-box>
            <text:p><text:span text:style-name="T1">B(I, P(I))</text:span></text:p>
          </draw:text-box>
        </draw:frame>
        <draw:line draw:style-name="gr8" draw:text-style-name="P1" draw:layer="layout" svg:x1="4.7cm" svg:y1="8.8cm" svg:x2="4.7cm" svg:y2="9.7cm">
          <text:p/>
        </draw:line>
        <draw:line draw:style-name="gr6" draw:text-style-name="P1" draw:layer="layout" svg:x1="2.6cm" svg:y1="14.2cm" svg:x2="12.3cm" svg:y2="14.2cm">
          <text:p/>
        </draw:line>
        <draw:line draw:style-name="gr20" draw:text-style-name="P1" draw:layer="layout" svg:x1="2.6cm" svg:y1="14.2cm" svg:x2="2.6cm" svg:y2="3.45cm">
          <text:p/>
        </draw:line>
        <draw:custom-shape draw:style-name="gr16" draw:text-style-name="P12" draw:layer="layout" svg:width="2.6cm" svg:height="1.668cm" svg:x="3.5cm" svg:y="7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7" draw:text-style-name="P13" draw:layer="layout" svg:width="1.365cm" svg:height="1.16cm" svg:x="3.5cm" svg:y="7.632cm" svg:viewBox="0 0 1366 1161" svg:d="M0 1161c529-2612 1366 0 1366 0z">
          <text:p/>
        </draw:path>
        <draw:path draw:style-name="gr18" draw:text-style-name="P14" draw:layer="layout" svg:width="1.365cm" svg:height="0.915cm" svg:x="4.514cm" svg:y="7.884cm" svg:viewBox="0 0 1366 916" svg:d="M0 916c529-2061 1366 0 1366 0z">
          <text:p/>
        </draw:path>
        <draw:custom-shape draw:style-name="gr19" draw:text-style-name="P15" draw:layer="layout" svg:width="0.286cm" svg:height="0.307cm" svg:x="5.602cm" svg:y="7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7cm" svg:y1="11.4cm" svg:x2="4.7cm" svg:y2="12.3cm">
          <text:p/>
        </draw:line>
        <draw:frame draw:style-name="gr7" draw:text-style-name="P6" draw:layer="layout" svg:width="1.2cm" svg:height="0.962cm" svg:x="5.7cm" svg:y="9.638cm">
          <draw:text-box>
            <text:p><text:span text:style-name="T1">B</text:span></text:p>
          </draw:text-box>
        </draw:frame>
        <draw:g>
          <draw:ellipse draw:style-name="gr25" draw:text-style-name="P16" draw:layer="layout" svg:width="0.725cm" svg:height="0.724cm" draw:transform="skewX (0.0455530934770519) rotate (0.807912910748175) translate (12.753cm 7.97cm)">
            <text:p/>
          </draw:ellipse>
          <draw:line draw:style-name="gr26" draw:text-style-name="P17" draw:layer="layout" svg:x1="13.003cm" svg:y1="7.709cm" svg:x2="13.506cm" svg:y2="8.234cm">
            <text:p/>
          </draw:line>
          <draw:line draw:style-name="gr27" draw:text-style-name="P17" draw:layer="layout" svg:x1="13.003cm" svg:y1="8.234cm" svg:x2="13.506cm" svg:y2="7.709cm">
            <text:p/>
          </draw:line>
        </draw:g>
        <draw:line draw:style-name="gr6" draw:text-style-name="P1" draw:layer="layout" svg:x1="11.1cm" svg:y1="8cm" svg:x2="12.9cm" svg:y2="8cm">
          <text:p/>
        </draw:line>
        <draw:line draw:style-name="gr8" draw:text-style-name="P1" draw:layer="layout" svg:x1="13.3cm" svg:y1="5.9cm" svg:x2="13.3cm" svg:y2="7.6cm">
          <text:p/>
        </draw:line>
        <draw:frame draw:style-name="gr1" draw:text-style-name="P1" draw:layer="layout" svg:width="1.244cm" svg:height="1.244cm" svg:x="12.656cm" svg:y="4.6cm">
          <draw:image xlink:href="../../../../../Applications/LibreOffice.app/Contents/Resources/gallery/symbols/Wrench.svg" xlink:type="simple" xlink:show="embed" xlink:actuate="onLoad" loext:mime-type="image/svg+xml">
            <text:p/>
          </draw:image>
          <draw:image xlink:href="Pictures/1000020100000088000000882B5198D56E543C57.png" xlink:type="simple" xlink:show="embed" xlink:actuate="onLoad" loext:mime-type="image/png"/>
        </draw:frame>
        <draw:frame draw:style-name="gr28" draw:text-style-name="P18" draw:layer="layout" svg:width="3.8cm" svg:height="1.1cm" svg:x="13.4cm" svg:y="9.6cm">
          <draw:text-box>
            <text:p><text:span text:style-name="T2">α = g.M</text:span></text:p>
          </draw:text-box>
        </draw:frame>
        <draw:frame draw:style-name="gr7" draw:text-style-name="P6" draw:layer="layout" svg:width="1.2cm" svg:height="0.962cm" svg:x="14cm" svg:y="4.338cm">
          <draw:text-box>
            <text:p><text:span text:style-name="T1">g</text:span></text:p>
          </draw:text-box>
        </draw:frame>
        <draw:line draw:style-name="gr8" draw:text-style-name="P1" draw:layer="layout" svg:x1="8.8cm" svg:y1="3cm" svg:x2="8.8cm" svg:y2="7.2cm">
          <text:p/>
        </draw:line>
        <draw:line draw:style-name="gr20" draw:text-style-name="P1" draw:layer="layout" svg:x1="5cm" svg:y1="3cm" svg:x2="8.8cm" svg:y2="3cm">
          <text:p/>
        </draw:line>
        <draw:frame draw:style-name="gr28" draw:text-style-name="P19" draw:layer="layout" svg:width="4.926cm" svg:height="1.1cm" svg:x="14.7cm" svg:y="15.3cm">
          <draw:text-box>
            <text:p><text:span text:style-name="T3">O = (1-α).I + </text:span><text:span text:style-name="T4">α.B(I, P(I)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/>
    <style:font-face style:name="Liberation Sans1" svg:font-family="'Liberation Sans'" style:font-family-generic="swiss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1" svg:font-family="'PingFang SC'" style:font-family-generic="roman" style:font-pitch="variable"/>
    <style:font-face style:name="Arial Unicode MS2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PingFang SC2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4" draw:display-name="Bitmap 4" xlink:href="Pictures/100000000000000800000008A7194A11F7010E3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1-01T10:00:57.050637286</meta:creation-date>
    <dc:date>2020-11-03T19:38:13.552599396</dc:date>
    <meta:editing-duration>PT29M54S</meta:editing-duration>
    <meta:editing-cycles>8</meta:editing-cycles>
    <meta:generator>LibreOffice/6.4.0.3$MacOSX_X86_64 LibreOffice_project/b0a288ab3d2d4774cb44b62f04d5d28733ac6df8</meta:generator>
    <meta:document-statistic meta:object-count="61"/>
  </office:meta>
</office:document-meta>
</file>